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Consolas" svg:font-family="Consolas, 'Lucida Console', Menlo, Monaco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7.004cm" style:rel-column-width="26097*"/>
    </style:style>
    <style:style style:name="Таблица1.B" style:family="table-column">
      <style:table-column-properties style:column-width="10.585cm" style:rel-column-width="3943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able_20_Contents">
      <style:text-properties fo:language="en" fo:country="US" fo:font-weight="bold" style:font-weight-asian="bold" style:font-weight-complex="bold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ужно давать лаконичные, достаточно продемонстрировать понимание предмета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Ф.И.О.</text:p>
          </table:table-cell>
          <table:table-cell table:style-name="Таблица1.B1" office:value-type="string">
            <text:p text:style-name="Table_20_Contents"/>
          </table:table-cell>
        </table:table-row>
        <table:table-row>
          <table:table-cell table:style-name="Таблица1.A2" table:number-columns-spanned="2" office:value-type="string">
            <text:p text:style-name="P4">Javascript</text:p>
          </table:table-cell>
          <table:covered-table-cell/>
        </table:table-row>
        <table:table-row>
          <table:table-cell table:style-name="Таблица1.A3" office:value-type="string">
            <text:p text:style-name="P2">В чем разница между операторами "==" и "==="?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2">Что такое область видимости (Scope)?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2"><text:s/>В каких ситуациях следует использовать ключевые слова let и const?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2">Что такое прототип объекта?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5">Какое значение имеет this?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2">Какими способами можно клонировать объект?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2">Что такое XMLHttpRequest и зачем он нужен?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2" table:number-columns-spanned="2" office:value-type="string">
            <text:p text:style-name="P3">Разное</text:p>
          </table:table-cell>
          <table:covered-table-cell/>
        </table:table-row>
        <table:table-row>
          <table:table-cell table:style-name="Таблица1.A3" office:value-type="string">
            <text:p text:style-name="P2">Что такое <text:span text:style-name="T1">cookies?</text:span>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2">В чем разница между <text:span text:style-name="T1">padding </text:span>и <text:span text:style-name="T1">margin?</text:span>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2">Что такое сессии и зачем они используются?</text:p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P2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Consolas" svg:font-family="Consolas, 'Lucida Console', Menlo, Monaco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10-20T23:40:51.940000000</meta:creation-date>
    <meta:generator>OpenOffice.org/3.2$Win32 OpenOffice.org_project/320m12$Build-9483</meta:generator>
    <dc:date>2020-07-15T11:46:59.08</dc:date>
    <meta:editing-duration>PT00H44M52S</meta:editing-duration>
    <meta:editing-cycles>5</meta:editing-cycles>
    <dc:creator>Alexander Fedorov</dc:creator>
    <meta:document-statistic meta:table-count="1" meta:image-count="0" meta:object-count="0" meta:page-count="1" meta:paragraph-count="15" meta:word-count="86" meta:character-count="581"/>
  </office:meta>
</office:document-meta>
</file>